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OpenSymbol" svg:font-family="OpenSymbol"/>
    <style:font-face style:name="LKIHOA+Times-Italic" svg:font-family="LKIHOA+Times-Italic" style:font-family-generic="script"/>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399cm" table:align="center"/>
    </style:style>
    <style:style style:name="Table1.A" style:family="table-column">
      <style:table-column-properties style:column-width="2.879cm"/>
    </style:style>
    <style:style style:name="Table1.B" style:family="table-column">
      <style:table-column-properties style:column-width="15.8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159cm" table:align="center"/>
    </style:style>
    <style:style style:name="Table2.A" style:family="table-column">
      <style:table-column-properties style:column-width="1.212cm"/>
    </style:style>
    <style:style style:name="Table2.B" style:family="table-column">
      <style:table-column-properties style:column-width="2.94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fo:margin-left="0.037cm" table:align="left"/>
    </style:style>
    <style:style style:name="Table3.A" style:family="table-column">
      <style:table-column-properties style:column-width="5.054cm"/>
    </style:style>
    <style:style style:name="Table3.B" style:family="table-column">
      <style:table-column-properties style:column-width="1.535cm"/>
    </style:style>
    <style:style style:name="Table3.C" style:family="table-column">
      <style:table-column-properties style:column-width="1.72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6" style:family="paragraph" style:parent-style-name="Text_20_body">
      <style:text-properties fo:font-size="11pt" fo:language="en" fo:country="US" style:font-size-asian="11pt" style:font-size-complex="11pt"/>
    </style:style>
    <style:style style:name="P7" style:family="paragraph" style:parent-style-name="Text_20_body">
      <style:paragraph-properties fo:text-align="justify" style:justify-single-word="false"/>
      <style:text-properties fo:font-size="11pt" fo:language="en" fo:country="US" style:font-size-asian="11pt" style:font-size-complex="11pt"/>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style:font-name="Liberation Serif" fo:font-size="11pt" fo:language="en" fo:country="US" style:font-size-asian="11pt" style:font-size-complex="11pt"/>
    </style:style>
    <style:style style:name="P12" style:family="paragraph" style:parent-style-name="Standard">
      <style:paragraph-properties fo:text-align="justify" style:justify-single-word="false"/>
      <style:text-properties style:use-window-font-color="true" style:font-name="Liberation Serif"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end" style:justify-single-word="false"/>
      <style:text-properties fo:font-size="11pt" style:font-size-asian="11pt" style:font-size-complex="11pt"/>
    </style:style>
    <style:style style:name="P15" style:family="paragraph" style:parent-style-name="Standard">
      <style:paragraph-properties fo:text-align="justify" style:justify-single-word="false"/>
      <style:text-properties style:use-window-font-color="true" style:font-name="Helvetica"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16" style:family="paragraph" style:parent-style-name="Standard">
      <style:paragraph-properties fo:text-align="justify" style:justify-single-word="false"/>
      <style:text-properties fo:font-size="11pt" style:font-size-asian="11pt" style:font-size-complex="11pt"/>
    </style:style>
    <style:style style:name="P17" style:family="paragraph" style:parent-style-name="Standard">
      <style:paragraph-properties fo:text-align="end" style:justify-single-word="false"/>
      <style:text-properties fo:font-size="11pt" style:font-size-asian="11pt" style:font-size-complex="11pt"/>
    </style:style>
    <style:style style:name="P18" style:family="paragraph" style:parent-style-name="Standard">
      <style:paragraph-properties fo:text-align="start" style:justify-single-word="false"/>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1pt" style:font-size-asian="11pt" style:font-size-complex="11pt"/>
    </style:style>
    <style:style style:name="P22" style:family="paragraph" style:parent-style-name="Standard">
      <style:paragraph-properties fo:text-align="center" style:justify-single-word="false"/>
    </style:style>
    <style:style style:name="P23" style:family="paragraph" style:parent-style-name="Text_20_body" style:list-style-name="L1">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25" style:family="paragraph" style:parent-style-name="Text_20_body" style:list-style-name="L2">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26" style:family="paragraph" style:parent-style-name="Text_20_body">
      <style:paragraph-properties fo:text-align="center" style:justify-single-word="false"/>
      <style:text-properties fo:font-size="11pt" fo:language="en" fo:country="US" fo:font-weight="bold" style:font-size-asian="11pt" style:font-weight-asian="bold" style:font-size-complex="11pt" style:font-weight-complex="bold"/>
    </style:style>
    <style:style style:name="P27" style:family="paragraph" style:parent-style-name="Text_20_body">
      <style:paragraph-properties fo:text-align="justify" style:justify-single-word="false"/>
      <style:text-properties fo:font-size="11pt" fo:language="en" fo:country="US" style:font-size-asian="11pt" style:font-size-complex="11pt"/>
    </style:style>
    <style:style style:name="P28" style:family="paragraph" style:parent-style-name="Text_20_body">
      <style:paragraph-properties fo:text-align="justify" style:justify-single-word="false"/>
      <style:text-properties fo:font-size="11pt" style:font-size-asian="11pt" style:font-size-complex="11pt"/>
    </style:style>
    <style:style style:name="P29" style:family="paragraph" style:parent-style-name="Text_20_body" style:list-style-name="L2">
      <style:paragraph-properties fo:text-align="justify" style:justify-single-word="false"/>
      <style:text-properties fo:language="en" fo:country="US"/>
    </style:style>
    <style:style style:name="P30" style:family="paragraph" style:parent-style-name="Text_20_body">
      <style:paragraph-properties fo:text-align="justify" style:justify-single-word="false"/>
      <style:text-properties style:font-name="Liberation Serif" fo:font-size="11pt" style:font-size-asian="11pt" style:font-size-complex="11pt"/>
    </style:style>
    <style:style style:name="P31" style:family="paragraph" style:parent-style-name="Text_20_body">
      <style:paragraph-properties fo:text-align="center" style:justify-single-word="false"/>
      <style:text-properties style:font-name="LKIHOA+Times-Italic" fo:font-size="8pt" fo:language="en" fo:country="US" fo:font-weight="bold" style:font-name-asian="LKIHOA+Times-Italic" style:font-size-asian="8pt" style:font-weight-asian="bold" style:font-name-complex="LKIHOA+Times-Italic" style:font-size-complex="8pt" style:font-weight-complex="bold"/>
    </style:style>
    <style:style style:name="P32" style:family="paragraph" style:parent-style-name="Text_20_body">
      <style:paragraph-properties fo:text-align="center" style:justify-single-word="false"/>
      <style:text-properties style:font-name="Liberation Serif" fo:font-size="8pt" fo:language="en" fo:country="US" fo:font-style="italic" fo:font-weight="normal" style:font-name-asian="LKIHOA+Times-Italic" style:font-size-asian="8pt" style:font-style-asian="italic" style:font-weight-asian="normal" style:font-name-complex="LKIHOA+Times-Italic" style:font-size-complex="8pt" style:font-style-complex="italic" style:font-weight-complex="normal"/>
    </style:style>
    <style:style style:name="P33" style:family="paragraph" style:parent-style-name="Heading_20_2">
      <style:text-properties fo:language="en" fo:country="US"/>
    </style:style>
    <style:style style:name="P34" style:family="paragraph" style:parent-style-name="Heading_20_2">
      <style:paragraph-properties fo:text-align="justify" style:justify-single-word="false"/>
      <style:text-properties fo:language="en" fo:country="US"/>
    </style:style>
    <style:style style:name="P35" style:family="paragraph" style:parent-style-name="Heading_20_1">
      <style:paragraph-properties fo:text-align="center" style:justify-single-word="false"/>
      <style:text-properties fo:language="en" fo:country="US"/>
    </style:style>
    <style:style style:name="P36" style:family="paragraph" style:parent-style-name="Heading_20_3">
      <style:text-properties fo:font-size="12pt" fo:language="en" fo:country="US" style:font-size-asian="12pt" style:font-size-complex="12pt"/>
    </style:style>
    <style:style style:name="P37" style:family="paragraph" style:parent-style-name="Heading_20_3">
      <style:text-properties fo:font-size="12pt" style:font-size-asian="12pt" style:font-size-complex="12pt"/>
    </style:style>
    <style:style style:name="P38" style:family="paragraph" style:parent-style-name="Table_20_Contents">
      <style:paragraph-properties fo:text-align="end" style:justify-single-word="false"/>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42" style:family="paragraph" style:parent-style-name="Table_20_Contents">
      <style:text-properties fo:font-size="10.5pt" style:font-size-asian="10.5pt" style:font-size-complex="10.5pt"/>
    </style:style>
    <style:style style:name="P43" style:family="paragraph" style:parent-style-name="Table_20_Contents">
      <style:paragraph-properties fo:text-align="end" style:justify-single-word="false"/>
      <style:text-properties fo:font-size="10.5pt" style:font-size-asian="10.5pt" style:font-size-complex="10.5pt"/>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en" fo:country="US" style:font-size-asian="11pt" style:font-size-complex="11pt"/>
    </style:style>
    <style:style style:name="T7" style:family="text">
      <style:text-properties fo:font-size="11pt" fo:language="en" fo:country="GB" style:font-size-asian="11pt" style:font-size-complex="11pt"/>
    </style:style>
    <style:style style:name="T8" style:family="text">
      <style:text-properties fo:font-size="14pt" style:font-size-asian="14pt" style:font-size-complex="14pt"/>
    </style:style>
    <style:style style:name="T9" style:family="text">
      <style:text-properties fo:font-style="normal" style:font-style-asian="normal" style:font-style-complex="normal"/>
    </style:style>
    <style:style style:name="T10" style:family="text">
      <style:text-properties style:use-window-font-color="true" style:font-name="Liberation Serif" style:font-name-asian="Helvetica" style:font-name-complex="Helvetica"/>
    </style:style>
    <style:style style:name="T11" style:family="text">
      <style:text-properties style:use-window-font-color="true" style:font-name-asian="Helvetica" style:font-name-complex="Helvetica"/>
    </style:style>
    <style:style style:name="T12" style:family="text">
      <style:text-properties style:use-window-font-color="true" fo:font-style="italic" style:font-name-asian="Helvetica" style:font-style-asian="italic" style:font-name-complex="Helvetica" style:font-style-complex="italic"/>
    </style:style>
    <style:style style:name="T13" style:family="text">
      <style:text-properties style:use-window-font-color="true" fo:font-style="italic" fo:font-weight="normal" style:font-name-asian="Helvetica" style:font-style-asian="italic" style:font-weight-asian="normal" style:font-name-complex="Helvetica" style:font-style-complex="italic" style:font-weight-complex="normal"/>
    </style:style>
    <style:style style:name="T14" style:family="text">
      <style:text-properties style:use-window-font-color="true" fo:font-style="normal" style:font-name-asian="Helvetica" style:font-style-asian="normal" style:font-name-complex="Helvetica" style:font-style-complex="normal"/>
    </style:style>
    <style:style style:name="T15"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16"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17" style:family="text">
      <style:text-properties style:font-name="Liberation Serif"/>
    </style:style>
    <style:style style:name="T18" style:family="text">
      <style:text-properties fo:color="#1f497d" style:font-name="Liberation Serif" fo:font-size="11pt" fo:language="en" fo:country="GB" style:font-size-asian="11pt" style:font-size-complex="11pt"/>
    </style:style>
    <style:style style:name="T19" style:family="text">
      <style:text-properties fo:language="en" fo:country="GB"/>
    </style:style>
    <style:style style:name="T20" style:family="text">
      <style:text-properties fo:font-size="9pt" fo:language="en" fo:country="US" style:font-size-asian="9pt" style:font-size-complex="9pt"/>
    </style:style>
    <style:style style:name="T21" style:family="text">
      <style:text-properties fo:font-size="10pt"/>
    </style:style>
    <style:style style:name="T22" style:family="text">
      <style:text-properties fo:font-size="10pt" style:font-size-asian="8.75pt" style:font-size-complex="10pt"/>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style:font-name="Liberation Serif" fo:font-size="11pt" fo:language="en" fo:country="GB" style:font-size-asian="11pt" style:font-size-complex="11pt"/>
    </style:style>
    <style:style style:name="T29" style:family="text">
      <style:text-properties style:font-name="Liberation Serif" fo:font-size="11pt" style:font-size-asian="11pt" style:font-size-complex="11pt"/>
    </style:style>
    <style:style style:name="T30" style:family="text">
      <style:text-properties fo:color="#000000"/>
    </style:style>
    <style:style style:name="T31" style:family="text">
      <style:text-properties fo:color="#000000" fo:font-size="10pt" fo:language="en" fo:country="US" style:text-underline-style="none" style:font-size-asian="10pt" style:font-size-complex="10pt"/>
    </style:style>
    <style:style style:name="T32" style:family="text">
      <style:text-properties style:font-size-asian="10pt"/>
    </style:style>
    <style:style style:name="T33" style:family="text">
      <style:text-properties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draw:frame draw:style-name="fr1" draw:name="Frame1" text:anchor-type="paragraph" svg:x="0cm" svg:y="0.019cm" svg:width="17.007cm" draw:z-index="0"><draw:text-box fo:min-height="3.36cm"><text:h text:style-name="P35" text:outline-level="1">An open source web crawler for language researchers</text:h><text:p text:style-name="P26">Pierre Jourlin</text:p><text:p text:style-name="P32">Laboratoire Informatique d’Avignon (LIA), </text:p><text:p text:style-name="P32">Université <text:span text:style-name="T22">d’Avignon et des Pays de Vaucluse</text:span>,</text:p><text:p text:style-name="P32"><text:s/>Agroparc BP 1228, 84911 Avignon Cedex 9, France</text:p><text:p text:style-name="P31"/></draw:text-box></draw:frame>I. Aims</text:h>
      <text:p text:style-name="P3">Kilgarriff and Grefenstette, suggested in 2003, in their introduction to a special issue on Computational Linguistics on the Web as Corpus, that the Web could be a <text:span text:style-name="T1">fabulous linguists' playground</text:span>, provided there exists tools that are <text:span text:style-name="T1">designed explicitly to meet linguists' desiderata.</text:span></text:p>
      <text:p text:style-name="P4">In this paper we describe the web crawler we developed and that we believe, fits well into this framework. The first section lists the technical features that makes it relevant for language researchers, from the user's as well as programmer's point of view. The second section describes some tests we performed using this web crawler.</text:p>
      <text:h text:style-name="P33" text:outline-level="2">II. Features and <text:s/>technical description</text:h>
      <text:h text:style-name="P33" text:outline-level="2"><text:span text:style-name="T26">Free and open-source</text:span></text:h>
      <text:p text:style-name="P1"><text:span text:style-name="T6">The source's code repository is located at GitHub</text:span><text:span text:style-name="T6"><text:note text:id="ftn3" text:note-class="footnote"><text:note-citation>1</text:note-citation><text:note-body><text:p text:style-name="Footnote"><text:a xlink:type="simple" xlink:href="https://github.com/jourlin/WebCrawler"><text:span text:style-name="T31">https://github.com/jourlin/WebCrawler</text:span></text:a></text:p></text:note-body></text:note></text:span><text:span text:style-name="T6"> under a GNU public license. Therefore, everyone can easily download an up-to-date version of the tool, provide user's feedback, or join the developer's team.</text:span></text:p>
      <text:h text:style-name="P36" text:outline-level="3">Based on PostgreSQL</text:h>
      <text:p text:style-name="P4">All the data collected by the web crawler is stored in a PostgreSQL<text:note text:id="ftn1" text:note-class="footnote"><text:note-citation>2</text:note-citation><text:note-body><text:p text:style-name="Footnote">http://www.postgresql.org/</text:p></text:note-body></text:note> database. The crawler also fetch the urls it has to crawl from this database. Moreover, even the crawl strategy (i.e. the URLs that we want to explore first) is described as a <text:span text:style-name="T1">Simple Query Language</text:span> (SQL) query. The choice of SQL as a unique interface language leads to several advantages :</text:p>
      <text:list xml:id="list373950017" text:style-name="L1">
        <text:list-item>
          <text:p text:style-name="P23">SQL is probably the most widely-used computer language, especially within the research community. It doesn't require high programming skills and is easy to learn.</text:p>
        </text:list-item>
        <text:list-item>
          <text:p text:style-name="P23">PostgreSQL allows the use of a single database for multiple web crawlers instances running on possibly distant machines. So multiple research teams using different crawling strategies can share the resources they collect.</text:p>
        </text:list-item>
        <text:list-item>
          <text:p text:style-name="P23">PostgreSQL has build-in types and functions for “text search” that can be useful for natural language processing (use of thesaurus, stemming, etc.)</text:p>
        </text:list-item>
        <text:list-item>
          <text:p text:style-name="P23">A PostgreSQL server is capable of loading shared libraries “on-the-fly”. These functions can be written in C language and are compiled before loading and execution. This allow the extension of the SQL language with much better performances <text:s/>than script languages offer.</text:p>
        </text:list-item>
        <text:list-item>
          <text:p text:style-name="P23">The web crawler automatically benefits from all improvements brought by PostgreSQL new versions. All the present effort towards a distributed (cluster/grid/cloud) version of PostgreSQL will therefore allow a better balancing of resources between the web crawler users.</text:p>
        </text:list-item>
      </text:list>
      <text:h text:style-name="P36" text:outline-level="3">A simple source code</text:h>
      <text:p text:style-name="P4">The source code is written in ECPG (embedded SQL in C), GNU C and uses the libcurl library. At the time this article was written, the source code was only 593 lines long. Therefore, programmers should not need more than a few hours to read and understand the full source code. </text:p>
      <text:h text:style-name="P36" text:outline-level="3">An simple and easily extensible data structure</text:h>
      <text:p text:style-name="P3">The data structure of the web crawler is extremely simple : One table called “node” contains information on the web pages that were processed and those that are waiting to be processed. A second table – called “links” represents the hyper-links found in the processed web pages. A third table named “domain” while not absolutely necessary, can be very useful for defining precise crawling strategies.</text:p>
      <text:p text:style-name="P3">Here is the scheme of these three tables  :</text:p>
      <text:p text:style-name="P3"/>
      <text:p text:style-name="P5"><text:soft-page-break/>Nodes(id, url, effectiveurl, checked, score, domain_id, url_path, content)</text:p>
      <text:p text:style-name="P5">Links(id, from, to, left_context, mid_context, right_context, checked)</text:p>
      <text:p text:style-name="P5">Domain(id, checked, protocol, subdomains, domain, tld, ipadr)</text:p>
      <text:p text:style-name="P3">In table “Nodes”, the field “checked” is NULL when a web page has not yet been processed else its value is set to the processing date and time. “url” contains the <text:span text:style-name="T9">URL</text:span> before processing, “effectiveurl” contains the final URL after following possible web page relocations. The field “score” is a floating point number <text:s/>that is used when selecting new URLs to be processed. “domain_id” is a foreign key that references the field “domain” in table “domain”. ”url_path” contains the web page path that comes after the domain's part in the URL. When the URL is processed, the field “content” contains the text of the web page after HTML tags where removed and actual character encoding converted to UTF8. <text:s/></text:p>
      <text:p text:style-name="P3">In table “links”, fields “from” and “to” refers to table “node” unique ID's and represent hypertext links between two web pages. “left_context” and “right_context” potentially contain the portions of text that <text:s/>stand on either side of the hyper-link. “mid_context” contains the anchor's text.</text:p>
      <text:p text:style-name="P3">In table “domain”, field “protocol” contains the internet protocol (e.g. http, ftp, https, ftps, etc.). The field “tld” contains the top level domain (e.g. fr, org, com, etc.). “ipadr” contains the IP address. This allow the use of specific configurations for DNS caching.</text:p>
      <text:p text:style-name="P3">The web crawler algorithm is a simple loop :</text:p>
      <text:list xml:id="list618852386" text:style-name="L2">
        <text:list-item>
          <text:p text:style-name="P29"><text:span text:style-name="T3">Fetch a list of </text:span><text:span text:style-name="T4">X</text:span><text:span text:style-name="T3"> most important URLs <text:s/>from table “Nodes” (i.e. those URL with highest value in field “score”).</text:span></text:p>
        </text:list-item>
        <text:list-item>
          <text:p text:style-name="P25">download these URLs and update the fields <text:s/>in table “Node”. </text:p>
        </text:list-item>
        <text:list-item>
          <text:p text:style-name="P25">Extract all hyper-links from the newly processed URLs and update table “domain” and “Links” if needed.</text:p>
        </text:list-item>
        <text:list-item>
          <text:p text:style-name="P25"><text:s/>Repeat from operation 1.</text:p>
        </text:list-item>
      </text:list>
      <text:p text:style-name="P3">SQL transactions ensure that distributed web crawlers can share a unique database without any conflicting access. Apart from being based on a PostgreSQL database, the crawling process is very similar to early web-crawling engines such as Cho et al., 1998.</text:p>
      <text:h text:style-name="P33" text:outline-level="2">III. The crawling strategy.</text:h>
      <text:p text:style-name="P7">The crawling strategy is the PostgreSQL function that calculates the score of URLs before they are downloaded. It can be easily written in PL/pgSQL. When more performance is needed, it is even possible to write it in C language, compile it into a shared object file. The PostgreSQL server can execute it as if it was a pre-built function.</text:p>
      <text:p text:style-name="P7">These features allow very complex crawling strategies, that can take into account temporal features, <text:s text:c="2"/>backlink-based importance measures such as “Page Rank”, domain features, url path texts (which are more and more traditionally made of title's keywords) and anchor's texts. Where text is concerned, it is very easy to write a traditional information retrieval scoring function such as a weighted sum of words or stems.</text:p>
      <text:p text:style-name="P7">Therefore, all the techniques developed in the domain of focused/topical web crawling, from 1999 (Chakrabarti et al., 1999) <text:s/>to nowadays (Dong et al. 2009, de Assis et al. 2009) can be written for this crawler, in SQL, PL/pgSQL or C language. It is also obviously very well suited for writing crawling strategies focusing not only on semantic features but on linguistic ones. Therefore, it might be very useful for people who need to extract web corpora for linguistic tasks (<text:span text:style-name="T17">e.g. </text:span><text:span text:style-name="T10">Cadavid Rengifo and Gomez Perdomo , 2009).</text:span></text:p>
      <text:h text:style-name="P34" text:outline-level="2">IV. Experimental Illustration</text:h>
      <text:h text:style-name="P36" text:outline-level="3">Main statistics</text:h>
      <text:p text:style-name="P7">In order to illustrate the configuration of the crawler, we made a simple experiment. The crawl is focused on a French event, « primaires socialistes ». In this political event, six persons stood for the Socialist Party candidacy for the French presidential elections of may 2012. The crawl strategy was defined in a PL/pgSQL <text:s/>function named ScoreURL()<text:note text:id="ftn0" text:note-class="footnote"><text:note-citation>3</text:note-citation><text:note-body><text:p text:style-name="Footnote">https://github.com/jourlin/WebCrawler/blob/master/sql/CreateTables.sql</text:p></text:note-body></text:note>.</text:p>
      <text:p text:style-name="P7">For each backlink's text that contain one of the keywords (“politique”, “elections”, “primaires”, “socialistes”, “hollande”, “aubry”, “royal”, “vals”, “montebourg”, “bailet”) the score is augmented by 1. If the URL itself contains one of the keywords, its score is also augmented by 1. At last, if the URL's top level domain is « .fr », its score is augmented by one.</text:p>
      <text:p text:style-name="P2"><text:span text:style-name="T6">The crawl was initiated on a single web page</text:span><text:span text:style-name="T6"><text:note text:id="ftn2" text:note-class="footnote"><text:note-citation>4</text:note-citation><text:note-body><text:p text:style-name="Footnote"><text:a xlink:type="simple" xlink:href="http://francaisenligne.free.fr/lire/presse.php"><text:span text:style-name="T30">http://francaisenligne.free.fr/lire/presse.php</text:span></text:a></text:p></text:note-body></text:note></text:span><text:span text:style-name="T6"> </text:span><text:span text:style-name="T2">that contains the main French-speaking newspaper's web sites. We started 4 crawler's instances on a personal computer (Intel core i7, <text:s/>4Gb RAM, 10Gbit/s internet). Each process downloaded 20 URLs at a </text:span><text:soft-page-break/><text:span text:style-name="T2">time. From October 20th at 15:09 to October 24th at 9:17, the crawler processed <text:s/>173,596 URLs and collected 996,375 URLs from 1,001,302 links. 93,571 distinct domains have been discovered. A look at the most frequent top-level-domains suggests that the strategy succeeded in grabbing a relatively large quantity of '.fr' domains (see Table 1) :</text:span></text:p>
      <table:table table:name="Table1" table:style-name="Table1">
        <table:table-column table:style-name="Table1.A"/>
        <table:table-column table:style-name="Table1.B"/>
        <table:table-row>
          <table:table-cell table:style-name="Table1.A1" office:value-type="string">
            <text:p text:style-name="P40">To-level domain</text:p>
          </table:table-cell>
          <table:table-cell table:style-name="Table1.B1" office:value-type="string">
            <text:p text:style-name="P41">Number of domains</text:p>
          </table:table-cell>
        </table:table-row>
        <table:table-row>
          <table:table-cell table:style-name="Table1.A2" office:value-type="string">
            <text:p text:style-name="P18">com</text:p>
          </table:table-cell>
          <table:table-cell table:style-name="Table1.B2" office:value-type="string">
            <text:p text:style-name="P14">53272</text:p>
          </table:table-cell>
        </table:table-row>
        <table:table-row>
          <table:table-cell table:style-name="Table1.A2" office:value-type="string">
            <text:p text:style-name="P39">fr</text:p>
          </table:table-cell>
          <table:table-cell table:style-name="Table1.B2" office:value-type="string">
            <text:p text:style-name="P14">13527</text:p>
          </table:table-cell>
        </table:table-row>
        <table:table-row>
          <table:table-cell table:style-name="Table1.A2" office:value-type="string">
            <text:p text:style-name="P39">net</text:p>
          </table:table-cell>
          <table:table-cell table:style-name="Table1.B2" office:value-type="string">
            <text:p text:style-name="P14">6984</text:p>
          </table:table-cell>
        </table:table-row>
        <table:table-row>
          <table:table-cell table:style-name="Table1.A2" office:value-type="string">
            <text:p text:style-name="P39">org</text:p>
          </table:table-cell>
          <table:table-cell table:style-name="Table1.B2" office:value-type="string">
            <text:p text:style-name="P14">5436</text:p>
          </table:table-cell>
        </table:table-row>
        <table:table-row>
          <table:table-cell table:style-name="Table1.A2" office:value-type="string">
            <text:p text:style-name="P39">de</text:p>
          </table:table-cell>
          <table:table-cell table:style-name="Table1.B2" office:value-type="string">
            <text:p text:style-name="P14">2116</text:p>
          </table:table-cell>
        </table:table-row>
        <table:table-row>
          <table:table-cell table:style-name="Table1.A2" office:value-type="string">
            <text:p text:style-name="P39">it</text:p>
          </table:table-cell>
          <table:table-cell table:style-name="Table1.B2" office:value-type="string">
            <text:p text:style-name="P14">1591</text:p>
          </table:table-cell>
        </table:table-row>
        <table:table-row>
          <table:table-cell table:style-name="Table1.A2" office:value-type="string">
            <text:p text:style-name="P39">info</text:p>
          </table:table-cell>
          <table:table-cell table:style-name="Table1.B2" office:value-type="string">
            <text:p text:style-name="P14">1336</text:p>
          </table:table-cell>
        </table:table-row>
        <table:table-row>
          <table:table-cell table:style-name="Table1.A2" office:value-type="string">
            <text:p text:style-name="P39">eu</text:p>
          </table:table-cell>
          <table:table-cell table:style-name="Table1.B2" office:value-type="string">
            <text:p text:style-name="P14">875</text:p>
          </table:table-cell>
        </table:table-row>
        <table:table-row>
          <table:table-cell table:style-name="Table1.A2" office:value-type="string">
            <text:p text:style-name="P39">ch</text:p>
          </table:table-cell>
          <table:table-cell table:style-name="Table1.B2" office:value-type="string">
            <text:p text:style-name="P14">873</text:p>
          </table:table-cell>
        </table:table-row>
        <table:table-row>
          <table:table-cell table:style-name="Table1.A2" office:value-type="string">
            <text:p text:style-name="P39">be</text:p>
          </table:table-cell>
          <table:table-cell table:style-name="Table1.B2" office:value-type="string">
            <text:p text:style-name="P14">869</text:p>
          </table:table-cell>
        </table:table-row>
      </table:table>
      <text:p text:style-name="P22"><text:span text:style-name="T24">Table 1 :</text:span><text:span text:style-name="T23"> </text:span><text:span text:style-name="T25">10 most frequent top-level domains along with their number of domains.</text:span></text:p>
      <text:p text:style-name="P13"/>
      <text:p text:style-name="P18">However, as we <text:s/>can see on Table 2, there is relatively few URLs with high scores :</text:p>
      <text:p text:style-name="P18"/>
      <table:table table:name="Table2" table:style-name="Table2">
        <table:table-column table:style-name="Table2.A"/>
        <table:table-column table:style-name="Table2.B"/>
        <table:table-row>
          <table:table-cell table:style-name="Table2.A1" office:value-type="string">
            <text:p text:style-name="P39">Score </text:p>
          </table:table-cell>
          <table:table-cell table:style-name="Table2.B1" office:value-type="string">
            <text:p text:style-name="P38">Number of URLs</text:p>
          </table:table-cell>
        </table:table-row>
        <table:table-row>
          <table:table-cell table:style-name="Table2.A2" office:value-type="string">
            <text:p text:style-name="P39">0</text:p>
          </table:table-cell>
          <table:table-cell table:style-name="Table2.B2" office:value-type="string">
            <text:p text:style-name="P38">139541</text:p>
          </table:table-cell>
        </table:table-row>
        <table:table-row>
          <table:table-cell table:style-name="Table2.A2" office:value-type="string">
            <text:p text:style-name="P39">1</text:p>
          </table:table-cell>
          <table:table-cell table:style-name="Table2.B2" office:value-type="string">
            <text:p text:style-name="P38">33787</text:p>
          </table:table-cell>
        </table:table-row>
        <table:table-row>
          <table:table-cell table:style-name="Table2.A2" office:value-type="string">
            <text:p text:style-name="P39">2</text:p>
          </table:table-cell>
          <table:table-cell table:style-name="Table2.B2" office:value-type="string">
            <text:p text:style-name="P38">183</text:p>
          </table:table-cell>
        </table:table-row>
        <table:table-row>
          <table:table-cell table:style-name="Table2.A2" office:value-type="string">
            <text:p text:style-name="P39">3</text:p>
          </table:table-cell>
          <table:table-cell table:style-name="Table2.B2" office:value-type="string">
            <text:p text:style-name="P38">38</text:p>
          </table:table-cell>
        </table:table-row>
        <table:table-row>
          <table:table-cell table:style-name="Table2.A2" office:value-type="string">
            <text:p text:style-name="P39">4</text:p>
          </table:table-cell>
          <table:table-cell table:style-name="Table2.B2" office:value-type="string">
            <text:p text:style-name="P38">25</text:p>
          </table:table-cell>
        </table:table-row>
        <table:table-row>
          <table:table-cell table:style-name="Table2.A2" office:value-type="string">
            <text:p text:style-name="P39">5</text:p>
          </table:table-cell>
          <table:table-cell table:style-name="Table2.B2" office:value-type="string">
            <text:p text:style-name="P38">19</text:p>
          </table:table-cell>
        </table:table-row>
        <table:table-row>
          <table:table-cell table:style-name="Table2.A2" office:value-type="string">
            <text:p text:style-name="P39">6</text:p>
          </table:table-cell>
          <table:table-cell table:style-name="Table2.B2" office:value-type="string">
            <text:p text:style-name="P14">3</text:p>
          </table:table-cell>
        </table:table-row>
      </table:table>
      <text:p text:style-name="P20"><text:span text:style-name="T24">Table 2 :</text:span><text:span text:style-name="T23"> </text:span>Number of URLs for each score value</text:p>
      <text:h text:style-name="P37" text:outline-level="3">Crawler's coverage</text:h>
      <text:p text:style-name="P28">Table 2 does not say much about the coverage of this focused crawl. In order to get a better insight into this matter, we compared our results with a list of URLs collected by another research team in a completely independent manner :</text:p>
      <text:p text:style-name="P30">This “test” collection of URLs was extracted from a Twitter archive collected during the French "primaires socialistes" that took place from the 12th of july (end of the candidature deposit) to the 10th of October 2011(results of the second round). The Twitter archive has been built using a twitter archiving environment developed in PACTE laboratory in Grenoble (www.pacte.cnrs.fr) by Jean-Marc Francony in the context of the "Mediacorpus" research group activities. The Twitter archiver manager is coded in Python and MySQL and runs on a server. The manager consists in a control loop that enables time sharing between archivers in regard to the constraints of the Twitter Search API (350 requests/hour using OAuth mode). Each archiver executes its own archiving program based on a schedule and on logical expressions stored in a database. </text:p>
      <text:p text:style-name="P30">This archive was done as a scale test in the perspective of studying major media events like presidential campaign, Olympic games, etc that take place over a long period and that lead to an extensive use of communication tools. This experiment help the research team to refine the methodologies and tools that we elaborated to catch uses of the web, publishing behaviors and productions during an event. </text:p>
      <text:p text:style-name="P30">The archive was based on logical expressions centered on the socialist candidates and on the party itself, using for each their official Twitter address. That is to say : @martineaubry, @fhollande, @montebourg, @RoyalSegolene, @manuelvalls for the candidates, and : @lesprimaires, @partisocialiste, @JeunesSocialist for the party.  </text:p>
      <text:p text:style-name="P30">For each address, logical expressions were built to catch Tweets that "deal" with it in three ways :</text:p>
      <text:p text:style-name="P30">- as an evocation of the address in the body of the message : "@address"</text:p>
      <text:p text:style-name="P30">- as the author of a tweet : "form:address"</text:p>
      <text:p text:style-name="P30">- as the recipient of a tweet : "to:address". </text:p>
      <text:p text:style-name="P9"><text:span text:style-name="T7">This was done to focus on candidates as subjects involved in networks and in communication processes and not</text:span><text:span text:style-name="T28"> as objects. </text:span><text:span text:style-name="T29">This led to a corpus of 114,457 Tweets. These tweets contains <text:s/></text:span><text:span text:style-name="T28">17135 shortened URLs.</text:span><text:span text:style-name="T18"> </text:span><text:span text:style-name="T28">Only 1508 of them could not be re-extended at the time this paper was written.</text:span></text:p>
      <text:p text:style-name="P21"><text:span text:style-name="T19"/></text:p>
      <text:p text:style-name="P21"><text:span text:style-name="T19">Table 3 shows the 20 most frequent sites along with the number of times their occur in the “twitter” collection. The last column shows the corresponding number of URLs that belongs to the website and that were crawled in our independent experiment :</text:span></text:p>
      <text:p text:style-name="Standard"><text:span text:style-name="T19"/></text:p>
      <table:table table:name="Table3" table:style-name="Table3">
        <table:table-column table:style-name="Table3.A"/>
        <table:table-column table:style-name="Table3.B"/>
        <table:table-column table:style-name="Table3.C"/>
        <table:table-row>
          <table:table-cell table:style-name="Table3.A1" office:value-type="string">
            <text:p text:style-name="P42">Web Site</text:p>
          </table:table-cell>
          <table:table-cell table:style-name="Table3.A1" office:value-type="string">
            <text:p text:style-name="P43">“twitter”</text:p>
            <text:p text:style-name="P43">URLs</text:p>
          </table:table-cell>
          <table:table-cell table:style-name="Table3.C1" office:value-type="string">
            <text:p text:style-name="P43">“crawled”</text:p>
            <text:p text:style-name="P43">URLs</text:p>
          </table:table-cell>
        </table:table-row>
        <table:table-row>
          <table:table-cell table:style-name="Table3.A2" office:value-type="string">
            <text:p text:style-name="P42">www.martineaubry.fr</text:p>
          </table:table-cell>
          <table:table-cell table:style-name="Table3.A2" office:value-type="string">
            <text:p text:style-name="P43">1637</text:p>
          </table:table-cell>
          <table:table-cell table:style-name="Table3.C2" office:value-type="string">
            <text:p text:style-name="P43">2</text:p>
          </table:table-cell>
        </table:table-row>
        <table:table-row>
          <table:table-cell table:style-name="Table3.A2" office:value-type="string">
            <text:p text:style-name="P42">www.segoleneroyal2012.fr</text:p>
          </table:table-cell>
          <table:table-cell table:style-name="Table3.A2" office:value-type="string">
            <text:p text:style-name="P43">1229</text:p>
          </table:table-cell>
          <table:table-cell table:style-name="Table3.C2" office:value-type="string">
            <text:p text:style-name="P43">1</text:p>
          </table:table-cell>
        </table:table-row>
        <table:table-row>
          <table:table-cell table:style-name="Table3.A2" office:value-type="string">
            <text:p text:style-name="P42">www.lesprimairescitoyennes.fr</text:p>
          </table:table-cell>
          <table:table-cell table:style-name="Table3.A2" office:value-type="string">
            <text:p text:style-name="P43">1074</text:p>
          </table:table-cell>
          <table:table-cell table:style-name="Table3.C2" office:value-type="string">
            <text:p text:style-name="P43">5</text:p>
          </table:table-cell>
        </table:table-row>
        <table:table-row>
          <table:table-cell table:style-name="Table3.A2" office:value-type="string">
            <text:p text:style-name="P42">yfrog.com</text:p>
          </table:table-cell>
          <table:table-cell table:style-name="Table3.A2" office:value-type="string">
            <text:p text:style-name="P43">775</text:p>
          </table:table-cell>
          <table:table-cell table:style-name="Table3.C2" office:value-type="string">
            <text:p text:style-name="P43">1</text:p>
          </table:table-cell>
        </table:table-row>
        <text:soft-page-break/>
        <table:table-row>
          <table:table-cell table:style-name="Table3.A2" office:value-type="string">
            <text:p text:style-name="P42">www.dailymotion.com</text:p>
          </table:table-cell>
          <table:table-cell table:style-name="Table3.A2" office:value-type="string">
            <text:p text:style-name="P43">669</text:p>
          </table:table-cell>
          <table:table-cell table:style-name="Table3.C2" office:value-type="string">
            <text:p text:style-name="P43">2</text:p>
          </table:table-cell>
        </table:table-row>
        <table:table-row>
          <table:table-cell table:style-name="Table3.A2" office:value-type="string">
            <text:p text:style-name="P42">www.parti-socialiste.fr</text:p>
          </table:table-cell>
          <table:table-cell table:style-name="Table3.A2" office:value-type="string">
            <text:p text:style-name="P43">642</text:p>
          </table:table-cell>
          <table:table-cell table:style-name="Table3.C2" office:value-type="string">
            <text:p text:style-name="P43">65</text:p>
          </table:table-cell>
        </table:table-row>
        <table:table-row>
          <table:table-cell table:style-name="Table3.A2" office:value-type="string">
            <text:p text:style-name="P42">twitter.com</text:p>
          </table:table-cell>
          <table:table-cell table:style-name="Table3.A2" office:value-type="string">
            <text:p text:style-name="P43">536</text:p>
          </table:table-cell>
          <table:table-cell table:style-name="Table3.C2" office:value-type="string">
            <text:p text:style-name="P43">23</text:p>
          </table:table-cell>
        </table:table-row>
        <table:table-row>
          <table:table-cell table:style-name="Table3.A2" office:value-type="string">
            <text:p text:style-name="P42">twitpic.com</text:p>
          </table:table-cell>
          <table:table-cell table:style-name="Table3.A2" office:value-type="string">
            <text:p text:style-name="P43">467</text:p>
          </table:table-cell>
          <table:table-cell table:style-name="Table3.C2" office:value-type="string">
            <text:p text:style-name="P43">1</text:p>
          </table:table-cell>
        </table:table-row>
        <table:table-row>
          <table:table-cell table:style-name="Table3.A2" office:value-type="string">
            <text:p text:style-name="P42">francoishollande.fr</text:p>
          </table:table-cell>
          <table:table-cell table:style-name="Table3.A2" office:value-type="string">
            <text:p text:style-name="P43">410</text:p>
          </table:table-cell>
          <table:table-cell table:style-name="Table3.C2" office:value-type="string">
            <text:p text:style-name="P43">5</text:p>
          </table:table-cell>
        </table:table-row>
        <table:table-row>
          <table:table-cell table:style-name="Table3.A2" office:value-type="string">
            <text:p text:style-name="P42">www.lemonde.fr</text:p>
          </table:table-cell>
          <table:table-cell table:style-name="Table3.A2" office:value-type="string">
            <text:p text:style-name="P43">403</text:p>
          </table:table-cell>
          <table:table-cell table:style-name="Table3.C2" office:value-type="string">
            <text:p text:style-name="P43">287</text:p>
          </table:table-cell>
        </table:table-row>
        <table:table-row>
          <table:table-cell table:style-name="Table3.A2" office:value-type="string">
            <text:p text:style-name="P42">www.youtube.com</text:p>
          </table:table-cell>
          <table:table-cell table:style-name="Table3.A2" office:value-type="string">
            <text:p text:style-name="P43">281</text:p>
          </table:table-cell>
          <table:table-cell table:style-name="Table3.C2" office:value-type="string">
            <text:p text:style-name="P43">20</text:p>
          </table:table-cell>
        </table:table-row>
        <table:table-row>
          <table:table-cell table:style-name="Table3.A2" office:value-type="string">
            <text:p text:style-name="P42">www.liberation.fr</text:p>
          </table:table-cell>
          <table:table-cell table:style-name="Table3.A2" office:value-type="string">
            <text:p text:style-name="P43">245</text:p>
          </table:table-cell>
          <table:table-cell table:style-name="Table3.C2" office:value-type="string">
            <text:p text:style-name="P43">76</text:p>
          </table:table-cell>
        </table:table-row>
        <table:table-row>
          <table:table-cell table:style-name="Table3.A2" office:value-type="string">
            <text:p text:style-name="P42">toushollande.fr</text:p>
          </table:table-cell>
          <table:table-cell table:style-name="Table3.A2" office:value-type="string">
            <text:p text:style-name="P43">245</text:p>
          </table:table-cell>
          <table:table-cell table:style-name="Table3.C2" office:value-type="string">
            <text:p text:style-name="P43">1</text:p>
          </table:table-cell>
        </table:table-row>
        <table:table-row>
          <table:table-cell table:style-name="Table3.A2" office:value-type="string">
            <text:p text:style-name="P42">www.facebook.com</text:p>
          </table:table-cell>
          <table:table-cell table:style-name="Table3.A2" office:value-type="string">
            <text:p text:style-name="P43">235</text:p>
          </table:table-cell>
          <table:table-cell table:style-name="Table3.C2" office:value-type="string">
            <text:p text:style-name="P43">49</text:p>
          </table:table-cell>
        </table:table-row>
        <table:table-row>
          <table:table-cell table:style-name="Table3.A2" office:value-type="string">
            <text:p text:style-name="P42">www.lefigaro.fr</text:p>
          </table:table-cell>
          <table:table-cell table:style-name="Table3.A2" office:value-type="string">
            <text:p text:style-name="P43">233</text:p>
          </table:table-cell>
          <table:table-cell table:style-name="Table3.C2" office:value-type="string">
            <text:p text:style-name="P43">29</text:p>
          </table:table-cell>
        </table:table-row>
        <table:table-row>
          <table:table-cell table:style-name="Table3.A2" office:value-type="string">
            <text:p text:style-name="P42">www.tweetdeck.com</text:p>
          </table:table-cell>
          <table:table-cell table:style-name="Table3.A2" office:value-type="string">
            <text:p text:style-name="P43">223</text:p>
          </table:table-cell>
          <table:table-cell table:style-name="Table3.C2" office:value-type="string">
            <text:p text:style-name="P43">1</text:p>
          </table:table-cell>
        </table:table-row>
        <table:table-row>
          <table:table-cell table:style-name="Table3.A2" office:value-type="string">
            <text:p text:style-name="P42">www.arnaudmontebourg2012.fr</text:p>
          </table:table-cell>
          <table:table-cell table:style-name="Table3.A2" office:value-type="string">
            <text:p text:style-name="P43">213</text:p>
          </table:table-cell>
          <table:table-cell table:style-name="Table3.C2" office:value-type="string">
            <text:p text:style-name="P43">1</text:p>
          </table:table-cell>
        </table:table-row>
        <table:table-row>
          <table:table-cell table:style-name="Table3.A2" office:value-type="string">
            <text:p text:style-name="P42">www.lepost.fr</text:p>
          </table:table-cell>
          <table:table-cell table:style-name="Table3.A2" office:value-type="string">
            <text:p text:style-name="P43">174</text:p>
          </table:table-cell>
          <table:table-cell table:style-name="Table3.C2" office:value-type="string">
            <text:p text:style-name="P43">3</text:p>
          </table:table-cell>
        </table:table-row>
        <table:table-row>
          <table:table-cell table:style-name="Table3.A2" office:value-type="string">
            <text:p text:style-name="P42">tempsreel.nouvelobs.com</text:p>
          </table:table-cell>
          <table:table-cell table:style-name="Table3.A2" office:value-type="string">
            <text:p text:style-name="P43">166</text:p>
          </table:table-cell>
          <table:table-cell table:style-name="Table3.C2" office:value-type="string">
            <text:p text:style-name="P43">2</text:p>
          </table:table-cell>
        </table:table-row>
      </table:table>
      <text:p text:style-name="Standard"><text:span text:style-name="T19"/></text:p>
      <text:p text:style-name="P16"><text:span text:style-name="T19">This shows a very good crawler's coverage for “important” web sites. When considering all 1426 websites contained in the “twitter” corpus, we found that 1229 of them (i.e. 86.15%) were actually crawled during the experiment.</text:span></text:p>
      <text:h text:style-name="P33" text:outline-level="2">V. Crawling performance</text:h>
      <text:p text:style-name="P7">It is obvious that the crawling speed is mostly limited by the quality and the number of simultaneous network connections, therefore it is very difficult to make a serious benchmark for web crawlers. In this experiment, our crawler have shown a maximum speed of 200 pages per minute, which seems fair when considering the experimental context. Most importantly, the use of PostgreSQL does not seem to be an obstacle for reaching higher speeds. A test done with a table « nodes » that contains around 23 millions of URL shows that 1000 urls can be fetched is less than 300 ms (i.e. 200,000 URLs per minute) and that insertion operations are about as fast. </text:p>
      <text:h text:style-name="P33" text:outline-level="2">VI. Computing statistics on the crawled web pages.</text:h>
      <text:p text:style-name="P9"><text:span text:style-name="T6">The network of web pages being stored as a relational database, it is very easy to extract statistics using SQL queries. For instance, “show the 50 most linked web pages of the network along with their number of backlinks” can be written as “</text:span><text:span text:style-name="Source_20_Text"><text:span text:style-name="T20">SELECT url, nb FROM node, (SELECT "to", count(distinct "from") as nb FROM links GROUP BY "to" ORDER BY count(distinct "from") DESC LIMIT 50) as X WHERE "to"=node.id ». </text:span></text:span></text:p>
      <text:p text:style-name="P9"><text:span text:style-name="T6">On a database containing 22,980,504 URLs and 23,221,372 hypertext links, this query took only 66 seconds to complete.</text:span></text:p>
      <text:h text:style-name="P33" text:outline-level="2">VII. <text:span text:style-name="T8">Conclusion and expectations</text:span></text:h>
      <text:p text:style-name="P3">In this paper, we described and demonstrated the focused web crawler that we developed and released as a free and open source tool. We believe it can be very useful for anyone who needs to build a web corpus for research purposes. However, the size and richness of the web copora that can be extracted with such a tool is obviously correlated to the number of users and programmers that use it. We hope this number will grow fast in the near future. </text:p>
      <text:h text:style-name="P33" text:outline-level="2">VIII. Acknowledgments</text:h>
      <text:p text:style-name="P3">The author is very grateful to Jean-Marc Francony of PACTE for providing a most interesting test collection and to Eric Sanjuan-Ibekwe of LIA for providing many encouragements and advices.</text:p>
      <text:h text:style-name="P33" text:outline-level="2"><text:span text:style-name="T8">References</text:span> </text:h>
      <text:p text:style-name="P2"><text:span text:style-name="T6">Kilgarriff, A. &amp; Grefenstette, G. Introduction to the Special Issue on the Web as Corpus<text:line-break/></text:span><text:span text:style-name="Emphasis"><text:span text:style-name="T6">Computational Linguistics, MIT Press, </text:span></text:span><text:span text:style-name="T6">2003, 29, 333-347 </text:span></text:p>
      <text:p text:style-name="P6">Chakrabarti, S., van den Berg, M., Dom, B. Focused crawling: a new approach to topic-specific Web resource discovery, <text:span text:style-name="T1">Computer Networks</text:span>, 1999, Vol 31, Issues 11-16, pp. 1623-1640.</text:p>
      <text:p text:style-name="P8"><text:span text:style-name="T2">Cho, J., Garcia-Molina, H., Page, L. <text:s/>Efficient crawling through URL ordering, <text:s/></text:span><text:span text:style-name="T5">Computer Networks and ISDN Systems</text:span><text:span text:style-name="T2">, 1998, Vol 30, Issues 1-7, pp. 161-172</text:span></text:p>
      <text:p text:style-name="P10"><text:span text:style-name="T2">Dong, H.; Hussain, F. K. &amp; Chang, E. (2009), State of the Art in Semantic Focused Crawlers, </text:span><text:span text:style-name="T5">in </text:span><text:span text:style-name="T2">O Gervasi; D Taniar; B Murgante; A Lagana; Y Mun &amp; ML Gavrilova, ed., 'Computational Science and its applications - ICCSA 2009, PT II', pp. 910-924.</text:span></text:p>
      <text:p text:style-name="P11"/>
      <text:p text:style-name="P11"><text:span text:style-name="T11">Cadavid Rengifo, H. F. &amp; Gomez Perdomo, J. (2009), 'Web text corpus extraction system for linguistic tasks', </text:span><text:span text:style-name="T12">Revista Ingeneria e Investigacion</text:span><text:span text:style-name="T14"> </text:span><text:span text:style-name="T15">29</text:span><text:span text:style-name="T16">(3), 54-60.</text:span></text:p>
      <text:p text:style-name="P12"/>
      <text:p text:style-name="P11"><text:span text:style-name="T16">de Assis, G. T.; Laender, A. H. F.; Goncalves, M. A. &amp; da Silva, A. S. (2009), 'A Genre-Aware Approach to Focused Crawling', </text:span><text:span text:style-name="T13">World Wide Web -Internet and Web Information Systems</text:span><text:span text:style-name="T16"> </text:span><text:span text:style-name="T15">12</text:span><text:span text:style-name="T16">(3), 285-319.</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Lohit Hindi1" svg:font-family="'Lohit Hindi'"/>
    <style:font-face style:name="OpenSymbol" svg:font-family="OpenSymbol"/>
    <style:font-face style:name="LKIHOA+Times-Italic" svg:font-family="LKIHOA+Times-Italic" style:font-family-generic="script"/>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3cm">
          <style:column style:rel-width="4819*" fo:start-indent="0cm" fo:end-indent="0.15cm"/>
          <style:column style:rel-width="4819*" fo:start-indent="0.1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13:48:05</meta:creation-date>
    <meta:editing-duration>P3DT3H55M</meta:editing-duration>
    <meta:editing-cycles>16</meta:editing-cycles>
    <meta:generator>LibreOffice/3.4$Unix LibreOffice_project/340m1$Build-302</meta:generator>
    <dc:date>2011-10-24T16:00:37</dc:date>
    <dc:creator>Pierre Jourlin</dc:creator>
    <meta:printed-by>Pierre Jourlin</meta:printed-by>
    <meta:print-date>2011-10-24T14:59:50</meta:print-date>
    <meta:document-statistic meta:table-count="3" meta:image-count="0" meta:object-count="0" meta:page-count="4" meta:paragraph-count="179" meta:word-count="2419" meta:character-count="14927" meta:non-whitespace-character-count="12666"/>
  </office:meta>
</office:document-meta>
</file>